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.5cm" fo:margin-bottom="0cm" style:writing-mode="lr-tb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Stack Method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 text:style-name="P1">Push – add to top</text:p>
              </text:list-item>
              <text:list-item>
                <text:p text:style-name="P1">Pop – remove top item</text:p>
              </text:list-item>
              <text:list-item>
                <text:p text:style-name="P1">Peek – pop without removing</text:p>
              </text:list-item>
              <text:list-item>
                <text:p text:style-name="P1">Size</text:p>
              </text:list-item>
              <text:list-item>
                <text:p text:style-name="P1">empty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 text:style-name="P3">Stacks</text:p>
          </draw:text-box>
        </draw:frame>
        <draw:frame presentation:style-name="pr2" draw:text-style-name="P3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3">Last in, first out structure.</text:p>
              </text:list-item>
              <text:list-item>
                <text:p text:style-name="P3">If there is no error checking, stacks can over/underflow.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Call Stack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3">
              <text:list-item>
                <text:p>These hold program information, e.g. functions (along with the parameters and return values), variable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22T08:19:02.150182688</meta:creation-date>
    <meta:generator>LibreOffice/7.0.3.1$Linux_X86_64 LibreOffice_project/00$Build-1</meta:generator>
    <dc:date>2021-02-22T08:41:15.525442162</dc:date>
    <meta:editing-duration>PT22M13S</meta:editing-duration>
    <meta:editing-cycles>4</meta:editing-cycles>
    <meta:document-statistic meta:object-count="33"/>
  </office:meta>
</office:document-meta>
</file>